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b06cf" officeooo:paragraph-rsid="001b06cf"/>
    </style:style>
    <style:style style:name="P2" style:family="paragraph" style:parent-style-name="Standard">
      <style:text-properties officeooo:rsid="001b06cf" officeooo:paragraph-rsid="001b06cf"/>
    </style:style>
    <style:style style:name="T1" style:family="text">
      <style:text-properties officeooo:rsid="001c54c7"/>
    </style:style>
    <style:style style:name="T2" style:family="text">
      <style:text-properties officeooo:rsid="001dc59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------------------------------------------------------------</text:p>
      <text:p text:style-name="P1"># <text:s text:c="7"/>S<text:span text:style-name="T2">GBD avec POSTGRES.</text:span></text:p>
      <text:p text:style-name="P1">#------------------------------------------------------------</text:p>
      <text:p text:style-name="P1"/>
      <text:p text:style-name="P1"/>
      <text:p text:style-name="P1">#------------------------------------------------------------</text:p>
      <text:p text:style-name="P1"># Table: datawind</text:p>
      <text:p text:style-name="P1">#------------------------------------------------------------</text:p>
      <text:p text:style-name="P1"/>
      <text:p text:style-name="P1">CREATE TABLE datawind(</text:p>
      <text:p text:style-name="P1"><text:s text:c="8"/>station <text:s text:c="8"/>Varchar (50) NOT NULL ,</text:p>
      <text:p text:style-name="P1"><text:s text:c="8"/>commune <text:s text:c="8"/>Varchar (50) ,</text:p>
      <text:p text:style-name="P1"><text:s text:c="8"/>constantereleve Varchar (50) ,</text:p>
      <text:p text:style-name="P1"><text:s text:c="8"/>heure <text:s text:c="10"/>Time ,</text:p>
      <text:p text:style-name="P1"><text:s text:c="8"/>semaine <text:s text:c="8"/>BigInt ,</text:p>
      <text:p text:style-name="P1"><text:s text:c="8"/>mois <text:s text:c="11"/>Char (50) ,</text:p>
      <text:p text:style-name="P1"><text:s text:c="8"/>id_date <text:s text:c="8"/>Date NOT NULL ,</text:p>
      <text:p text:style-name="P1"><text:s text:c="8"/>PRIMARY KEY (station ) ,</text:p>
      <text:p text:style-name="P1"><text:s text:c="8"/>INDEX (commune ,constantereleve ,heure ,semaine ,mois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releve</text:p>
      <text:p text:style-name="P1">#------------------------------------------------------------</text:p>
      <text:p text:style-name="P1"/>
      <text:p text:style-name="P1">CREATE TABLE releve(</text:p>
      <text:p text:style-name="P1"><text:s text:c="8"/>constantereleve Varchar (50) NOT NULL ,</text:p>
      <text:p text:style-name="P1"><text:s text:c="8"/>vitesseduvent <text:s text:c="2"/>BigInt ,</text:p>
      <text:p text:style-name="P1"><text:s text:c="8"/>temperature <text:s text:c="4"/>BigInt ,</text:p>
      <text:p text:style-name="P1"><text:s text:c="8"/>humidite <text:s text:c="7"/>BigInt ,</text:p>
      <text:p text:style-name="P1"><text:s text:c="8"/>pluviometrie <text:s text:c="3"/>BigInt ,</text:p>
      <text:p text:style-name="P1"><text:s text:c="8"/>PRIMARY KEY (constantereleve ) ,</text:p>
      <text:p text:style-name="P1"><text:s text:c="8"/>INDEX (vitesseduvent ,temperature ,humidite ,pluviometri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vitesseduvent</text:p>
      <text:p text:style-name="P1">#------------------------------------------------------------</text:p>
      <text:p text:style-name="P1"/>
      <text:p text:style-name="P1">CREATE TABLE vitesseduvent(</text:p>
      <text:p text:style-name="P1"><text:s text:c="8"/>id_vitesseduvent <text:s text:c="5"/>BigInt NOT NULL ,</text:p>
      <text:p text:style-name="P1"><text:s text:c="8"/>libelle_vitesseduvent int (11) Auto_increment <text:s/>,</text:p>
      <text:p text:style-name="P1"><text:s text:c="8"/>PRIMARY KEY (id_vitesseduvent ) ,</text:p>
      <text:p text:style-name="P1"><text:s text:c="8"/>INDEX (libelle_vitesseduvent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humidite</text:p>
      <text:p text:style-name="P1">#------------------------------------------------------------</text:p>
      <text:p text:style-name="P1"><text:soft-page-break/></text:p>
      <text:p text:style-name="P1">CREATE TABLE humidite(</text:p>
      <text:p text:style-name="P1"><text:s text:c="8"/>id_humidite <text:s text:c="5"/>BigInt NOT NULL ,</text:p>
      <text:p text:style-name="P1"><text:s text:c="8"/>libelle_humidite int (11) Auto_increment <text:s/>,</text:p>
      <text:p text:style-name="P1"><text:s text:c="8"/>PRIMARY KEY (id_humidite ) ,</text:p>
      <text:p text:style-name="P1"><text:s text:c="8"/>INDEX (libelle_humidit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temperature</text:p>
      <text:p text:style-name="P1">#------------------------------------------------------------</text:p>
      <text:p text:style-name="P1"/>
      <text:p text:style-name="P1">CREATE TABLE temperature(</text:p>
      <text:p text:style-name="P1"><text:s text:c="8"/>id_temperature <text:s text:c="5"/>BigInt NOT NULL ,</text:p>
      <text:p text:style-name="P1"><text:s text:c="8"/>libelle_temperature int (11) Auto_increment <text:s/>,</text:p>
      <text:p text:style-name="P1"><text:s text:c="8"/>PRIMARY KEY (id_temperature ) ,</text:p>
      <text:p text:style-name="P1"><text:s text:c="8"/>INDEX (libelle_temperatur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pluviometrie</text:p>
      <text:p text:style-name="P1">#------------------------------------------------------------</text:p>
      <text:p text:style-name="P1"/>
      <text:p text:style-name="P1">CREATE TABLE pluviometrie(</text:p>
      <text:p text:style-name="P1"><text:s text:c="8"/>id_pluviometrie <text:s text:c="5"/>BigInt NOT NULL ,</text:p>
      <text:p text:style-name="P1"><text:s text:c="8"/>libelle_pluviometrie int (11) Auto_increment <text:s/>,</text:p>
      <text:p text:style-name="P1"><text:s text:c="8"/>PRIMARY KEY (id_pluviometrie ) ,</text:p>
      <text:p text:style-name="P1"><text:s text:c="8"/>INDEX (libelle_pluviometri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mois</text:p>
      <text:p text:style-name="P1">#------------------------------------------------------------</text:p>
      <text:p text:style-name="P1"/>
      <text:p text:style-name="P1">CREATE TABLE mois(</text:p>
      <text:p text:style-name="P1"><text:s text:c="8"/>id_mois <text:s text:c="5"/>Varchar (50) NOT NULL ,</text:p>
      <text:p text:style-name="P1"><text:s text:c="8"/>libelle_mois int (11) Auto_increment <text:s/>,</text:p>
      <text:p text:style-name="P1"><text:s text:c="8"/>PRIMARY KEY (id_mois ) ,</text:p>
      <text:p text:style-name="P1"><text:s text:c="8"/>INDEX (libelle_mois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semaine</text:p>
      <text:p text:style-name="P1">#------------------------------------------------------------</text:p>
      <text:p text:style-name="P1"/>
      <text:p text:style-name="P1">CREATE TABLE semaine(</text:p>
      <text:p text:style-name="P1"><text:s text:c="8"/>id_semaine <text:s text:c="5"/>BigInt NOT NULL ,</text:p>
      <text:p text:style-name="P1"><text:s text:c="8"/>libelle_semaine int (11) Auto_increment <text:s/>,</text:p>
      <text:p text:style-name="P1"><text:soft-page-break/><text:s text:c="8"/>PRIMARY KEY (id_semaine ) ,</text:p>
      <text:p text:style-name="P1"><text:s text:c="8"/>INDEX (libelle_semain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date</text:p>
      <text:p text:style-name="P1">#------------------------------------------------------------</text:p>
      <text:p text:style-name="P1"/>
      <text:p text:style-name="P1">CREATE TABLE date(</text:p>
      <text:p text:style-name="P1"><text:s text:c="8"/>id_date <text:s text:c="5"/>Date NOT NULL ,</text:p>
      <text:p text:style-name="P1"><text:s text:c="8"/>libelle_date Date ,</text:p>
      <text:p text:style-name="P1"><text:s text:c="8"/>PRIMARY KEY (id_date ) ,</text:p>
      <text:p text:style-name="P1"><text:s text:c="8"/>INDEX (libelle_dat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heure</text:p>
      <text:p text:style-name="P1">#------------------------------------------------------------</text:p>
      <text:p text:style-name="P1"/>
      <text:p text:style-name="P1">CREATE TABLE heure(</text:p>
      <text:p text:style-name="P1"><text:s text:c="8"/>id_heure <text:s text:c="5"/>Time NOT NULL ,</text:p>
      <text:p text:style-name="P1"><text:s text:c="8"/>libelle_heure Time ,</text:p>
      <text:p text:style-name="P1"><text:s text:c="8"/>PRIMARY KEY (id_heure ) ,</text:p>
      <text:p text:style-name="P1"><text:s text:c="8"/>INDEX (libelle_heur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datrel</text:p>
      <text:p text:style-name="P1">#------------------------------------------------------------</text:p>
      <text:p text:style-name="P1"/>
      <text:p text:style-name="P1">CREATE TABLE datrel(</text:p>
      <text:p text:style-name="P1"><text:s text:c="8"/>station <text:s text:c="8"/>Varchar (50) NOT NULL ,</text:p>
      <text:p text:style-name="P1"><text:s text:c="8"/>constantereleve Varchar (50) NOT NULL ,</text:p>
      <text:p text:style-name="P1"><text:s text:c="8"/>PRIMARY KEY (station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plurel</text:p>
      <text:p text:style-name="P1">#------------------------------------------------------------</text:p>
      <text:p text:style-name="P1"/>
      <text:p text:style-name="P1">CREATE TABLE plurel(</text:p>
      <text:p text:style-name="P1"><text:s text:c="8"/>id_pluviometrie BigInt NOT NULL ,</text:p>
      <text:p text:style-name="P1"><text:s text:c="8"/>constantereleve Varchar (50) NOT NULL ,</text:p>
      <text:p text:style-name="P1"><text:s text:c="8"/>PRIMARY KEY (id_pluviometrie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<text:soft-page-break/># Table: humrel</text:p>
      <text:p text:style-name="P1">#------------------------------------------------------------</text:p>
      <text:p text:style-name="P1"/>
      <text:p text:style-name="P1">CREATE TABLE humrel(</text:p>
      <text:p text:style-name="P1"><text:s text:c="8"/>id_humidite <text:s text:c="4"/>BigInt NOT NULL ,</text:p>
      <text:p text:style-name="P1"><text:s text:c="8"/>constantereleve Varchar (50) NOT NULL ,</text:p>
      <text:p text:style-name="P1"><text:s text:c="8"/>PRIMARY KEY (id_humidite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vitrel</text:p>
      <text:p text:style-name="P1">#------------------------------------------------------------</text:p>
      <text:p text:style-name="P1"/>
      <text:p text:style-name="P1">CREATE TABLE vitrel(</text:p>
      <text:p text:style-name="P1"><text:s text:c="8"/>id_vitesseduvent BigInt NOT NULL ,</text:p>
      <text:p text:style-name="P1"><text:s text:c="8"/>constantereleve <text:s/>Varchar (50) NOT NULL ,</text:p>
      <text:p text:style-name="P1"><text:s text:c="8"/>PRIMARY KEY (id_vitesseduvent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temrel</text:p>
      <text:p text:style-name="P1">#------------------------------------------------------------</text:p>
      <text:p text:style-name="P1"/>
      <text:p text:style-name="P1">CREATE TABLE temrel(</text:p>
      <text:p text:style-name="P1"><text:s text:c="8"/>id_temperature <text:s/>BigInt NOT NULL ,</text:p>
      <text:p text:style-name="P1"><text:s text:c="8"/>constantereleve Varchar (50) NOT NULL ,</text:p>
      <text:p text:style-name="P1"><text:s text:c="8"/>PRIMARY KEY (id_temperature ,constantereleve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moidat</text:p>
      <text:p text:style-name="P1">#------------------------------------------------------------</text:p>
      <text:p text:style-name="P1"/>
      <text:p text:style-name="P1">CREATE TABLE moidat(</text:p>
      <text:p text:style-name="P1"><text:s text:c="8"/>id_mois Varchar (50) NOT NULL ,</text:p>
      <text:p text:style-name="P1"><text:s text:c="8"/>station Varchar (50) NOT NULL ,</text:p>
      <text:p text:style-name="P1"><text:s text:c="8"/>PRIMARY KEY (id_mois ,station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semdat</text:p>
      <text:p text:style-name="P1">#------------------------------------------------------------</text:p>
      <text:p text:style-name="P1"/>
      <text:p text:style-name="P1">CREATE TABLE semdat(</text:p>
      <text:p text:style-name="P1"><text:s text:c="8"/>id_semaine BigInt NOT NULL ,</text:p>
      <text:p text:style-name="P1"><text:s text:c="8"/>station <text:s text:c="3"/>Varchar (50) NOT NULL ,</text:p>
      <text:p text:style-name="P1"><text:s text:c="8"/>PRIMARY KEY (id_semaine ,station )</text:p>
      <text:p text:style-name="P1">)ENGINE=InnoDB;</text:p>
      <text:p text:style-name="P1"><text:soft-page-break/></text:p>
      <text:p text:style-name="P1"/>
      <text:p text:style-name="P1">#------------------------------------------------------------</text:p>
      <text:p text:style-name="P1"># Table: heudat</text:p>
      <text:p text:style-name="P1">#------------------------------------------------------------</text:p>
      <text:p text:style-name="P1"/>
      <text:p text:style-name="P1">CREATE TABLE heudat(</text:p>
      <text:p text:style-name="P1"><text:s text:c="8"/>id_heure Time NOT NULL ,</text:p>
      <text:p text:style-name="P1"><text:s text:c="8"/>station <text:s/>Varchar (50) NOT NULL ,</text:p>
      <text:p text:style-name="P1"><text:s text:c="8"/>PRIMARY KEY (id_heure ,station )</text:p>
      <text:p text:style-name="P1">)ENGINE=InnoDB;</text:p>
      <text:p text:style-name="P1"/>
      <text:p text:style-name="P1"/>
      <text:p text:style-name="P1">#------------------------------------------------------------</text:p>
      <text:p text:style-name="P1"># Table: datdat</text:p>
      <text:p text:style-name="P1">#------------------------------------------------------------</text:p>
      <text:p text:style-name="P1"/>
      <text:p text:style-name="P1">CREATE TABLE datdat(</text:p>
      <text:p text:style-name="P1"><text:s text:c="8"/>id_date Date NOT NULL ,</text:p>
      <text:p text:style-name="P1"><text:s text:c="8"/>station Varchar (50) NOT NULL ,</text:p>
      <text:p text:style-name="P1"><text:s text:c="8"/>PRIMARY KEY (id_date ,station )</text:p>
      <text:p text:style-name="P1">)ENGINE=InnoDB;</text:p>
      <text:p text:style-name="P1"/>
      <text:p text:style-name="P1">ALTER TABLE datrel ADD CONSTRAINT FK_datrel_station FOREIGN KEY (station) REFERENCES datawind(station);</text:p>
      <text:p text:style-name="P1">ALTER TABLE datrel ADD CONSTRAINT FK_datrel_constantereleve FOREIGN KEY (constantereleve) REFERENCES releve(constantereleve);</text:p>
      <text:p text:style-name="P1">ALTER TABLE plurel ADD CONSTRAINT FK_plurel_id_pluviometrie FOREIGN KEY (id_pluviometrie) REFERENCES pluviometrie(id_pluviometrie);</text:p>
      <text:p text:style-name="P1">ALTER TABLE plurel ADD CONSTRAINT FK_plurel_constantereleve FOREIGN KEY (constantereleve) REFERENCES releve(constantereleve);</text:p>
      <text:p text:style-name="P1">ALTER TABLE humrel ADD CONSTRAINT FK_humrel_id_humidite FOREIGN KEY (id_humidite) REFERENCES humidite(id_humidite);</text:p>
      <text:p text:style-name="P1">ALTER TABLE humrel ADD CONSTRAINT FK_humrel_constantereleve FOREIGN KEY (constantereleve) REFERENCES releve(constantereleve);</text:p>
      <text:p text:style-name="P1">ALTER TABLE vitrel ADD CONSTRAINT FK_vitrel_id_vitesseduvent FOREIGN KEY (id_vitesseduvent) REFERENCES vitesseduvent(id_vitesseduvent);</text:p>
      <text:p text:style-name="P1">ALTER TABLE vitrel ADD CONSTRAINT FK_vitrel_constantereleve FOREIGN KEY (constantereleve) REFERENCES releve(constantereleve);</text:p>
      <text:p text:style-name="P1">ALTER TABLE temrel ADD CONSTRAINT FK_temrel_id_temperature FOREIGN KEY (id_temperature) REFERENCES temperature(id_temperature);</text:p>
      <text:p text:style-name="P1">ALTER TABLE temrel ADD CONSTRAINT FK_temrel_constantereleve FOREIGN KEY (constantereleve) REFERENCES releve(constantereleve);</text:p>
      <text:p text:style-name="P1">ALTER TABLE moidat ADD CONSTRAINT FK_moidat_id_mois FOREIGN KEY (id_mois) REFERENCES mois(id_mois);</text:p>
      <text:p text:style-name="P1">ALTER TABLE moidat ADD CONSTRAINT FK_moidat_station FOREIGN KEY (station) REFERENCES datawind(station);</text:p>
      <text:p text:style-name="P1">ALTER TABLE semdat ADD CONSTRAINT FK_semdat_id_semaine FOREIGN KEY (id_semaine) REFERENCES semaine(id_semaine);</text:p>
      <text:p text:style-name="P1">ALTER TABLE semdat ADD CONSTRAINT FK_semdat_station FOREIGN KEY (station) REFERENCES datawind(station);</text:p>
      <text:p text:style-name="P1"><text:soft-page-break/>ALTER TABLE heudat ADD CONSTRAINT FK_heudat_id_heure FOREIGN KEY (id_heure) REFERENCES heure(id_heure);</text:p>
      <text:p text:style-name="P1">ALTER TABLE heudat ADD CONSTRAINT FK_heudat_station FOREIGN KEY (station) REFERENCES datawind(station);</text:p>
      <text:p text:style-name="P1">ALTER TABLE datdat ADD CONSTRAINT FK_datdat_id_date FOREIGN KEY (id_date) REFERENCES date(id_date);</text:p>
      <text:p text:style-name="P1">ALTER TABLE datdat ADD CONSTRAINT FK_datdat_station FOREIGN KEY (station) REFERENCES datawind(station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6T10:46:21.702225304</meta:creation-date>
    <dc:date>2018-03-06T10:56:46.391659067</dc:date>
    <meta:editing-duration>PT4M14S</meta:editing-duration>
    <meta:editing-cycles>4</meta:editing-cycles>
    <meta:generator>LibreOffice/5.3.7.2$Linux_X86_64 LibreOffice_project/30m0$Build-2</meta:generator>
    <meta:document-statistic meta:table-count="0" meta:image-count="0" meta:object-count="0" meta:page-count="6" meta:paragraph-count="191" meta:word-count="732" meta:character-count="8577" meta:non-whitespace-character-count="7296"/>
  </office:meta>
</office:document-meta>
</file>